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5cm" fo:margin-left="1.078cm" fo:margin-top="0cm" fo:margin-bottom="0cm" table:align="left"/>
    </style:style>
    <style:style style:name="Tabla4.A" style:family="table-column">
      <style:table-column-properties style:column-width="9.204cm"/>
    </style:style>
    <style:style style:name="Tabla4.B" style:family="table-column">
      <style:table-column-properties style:column-width="1.399cm"/>
    </style:style>
    <style:style style:name="Tabla4.C" style:family="table-column">
      <style:table-column-properties style:column-width="1.605cm"/>
    </style:style>
    <style:style style:name="Tabla4.D" style:family="table-column">
      <style:table-column-properties style:column-width="1.305cm"/>
    </style:style>
    <style:style style:name="Tabla4.E" style:family="table-column">
      <style:table-column-properties style:column-width="1.588cm"/>
    </style:style>
    <style:style style:name="Tabla4.F" style:family="table-column">
      <style:table-column-properties style:column-width="1.833cm"/>
    </style:style>
    <style:style style:name="Tabla4.G" style:family="table-column">
      <style:table-column-properties style:column-width="1.871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002cm"/>
    </style:style>
    <style:style style:name="Table1.B" style:family="table-column">
      <style:table-column-properties style:column-width="2.796cm"/>
    </style:style>
    <style:style style:name="Table1.C" style:family="table-column">
      <style:table-column-properties style:column-width="1.709cm"/>
    </style:style>
    <style:style style:name="Table1.D" style:family="table-column">
      <style:table-column-properties style:column-width="2.293cm"/>
    </style:style>
    <style:style style:name="Table1.1" style:family="table-row">
      <style:table-row-properties style:min-row-height="0.208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2" style:family="table-row">
      <style:table-row-properties style:min-row-height="0.575cm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7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9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2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3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f464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6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3" style:family="paragraph" style:parent-style-name="Table_20_Contents">
      <style:text-properties officeooo:paragraph-rsid="005460a5"/>
    </style:style>
    <style:style style:name="P64" style:family="paragraph" style:parent-style-name="Standard">
      <style:text-properties fo:font-size="2pt" style:font-size-asian="2pt" style:font-size-complex="2pt"/>
    </style:style>
    <style:style style:name="P65" style:family="paragraph" style:parent-style-name="Standard">
      <style:text-properties officeooo:paragraph-rsid="006432c5"/>
    </style:style>
    <style:style style:name="P66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7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style="normal" fo:font-weight="normal" officeooo:rsid="001c3d3e" officeooo:paragraph-rsid="009d90ad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68" style:family="paragraph" style:parent-style-name="Frame_20_contents">
      <style:paragraph-properties fo:text-align="justify" style:justify-single-word="false"/>
    </style:style>
    <style:style style:name="P6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1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7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73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4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85fd0b" fo:background-color="transparent" style:font-size-asian="9pt" style:font-weight-asian="normal" style:font-name-complex="Lucida Sans" style:font-size-complex="9pt" style:font-weight-complex="normal"/>
    </style:style>
    <style:style style:name="P7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776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854325" fo:background-color="transparent" style:font-size-asian="9pt" style:font-weight-asian="normal" style:font-name-complex="Lucida Sans" style:font-size-complex="9pt" style:font-weight-complex="normal"/>
    </style:style>
    <style:style style:name="P7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c87767" style:font-size-asian="8pt" style:font-weight-asian="bold" style:font-name-complex="Lucida Sans" style:font-size-complex="8pt" style:font-weight-complex="bold"/>
    </style:style>
    <style:style style:name="P7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c87767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8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8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8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2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style:font-size-asian="9pt" style:font-size-complex="9pt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6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c3d3e" style:font-style-asian="normal" style:font-style-complex="normal"/>
    </style:style>
    <style:style style:name="T49" style:family="text">
      <style:text-properties fo:color="#221f1f" fo:letter-spacing="-0.012cm" fo:font-weight="normal" style:font-weight-asian="normal" style:font-weight-complex="normal"/>
    </style:style>
    <style:style style:name="T50" style:family="text">
      <style:text-properties fo:color="#221f1f" fo:letter-spacing="-0.012cm" fo:font-weight="normal" officeooo:rsid="00a2c675" style:font-weight-asian="normal" style:font-weight-complex="normal"/>
    </style:style>
    <style:style style:name="T51" style:family="text">
      <style:text-properties fo:color="#221f1f" fo:letter-spacing="-0.012cm" officeooo:rsid="00a36925"/>
    </style:style>
    <style:style style:name="T52" style:family="text">
      <style:text-properties fo:color="#221f1f" fo:letter-spacing="-0.012cm" officeooo:rsid="00a2c675"/>
    </style:style>
    <style:style style:name="T5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60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5" style:family="text">
      <style:text-properties fo:color="#000000" fo:letter-spacing="0.004cm" fo:font-style="normal" style:font-style-asian="normal" style:font-style-complex="normal"/>
    </style:style>
    <style:style style:name="T6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8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9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1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2" style:family="text">
      <style:text-properties fo:font-size="8pt" style:font-size-asian="8pt" style:font-size-complex="8pt"/>
    </style:style>
    <style:style style:name="T73" style:family="text">
      <style:text-properties fo:font-weight="normal" officeooo:rsid="008f8dcf" style:font-weight-asian="normal" style:font-weight-complex="normal"/>
    </style:style>
    <style:style style:name="T74" style:family="text">
      <style:text-properties fo:letter-spacing="-0.009cm"/>
    </style:style>
    <style:style style:name="T75" style:family="text">
      <style:text-properties fo:letter-spacing="-0.016cm"/>
    </style:style>
    <style:style style:name="T76" style:family="text">
      <style:text-properties fo:letter-spacing="-0.016cm" fo:font-style="normal" officeooo:rsid="001c3d3e" style:font-style-asian="normal" style:font-style-complex="normal"/>
    </style:style>
    <style:style style:name="T77" style:family="text">
      <style:text-properties fo:font-size="4pt" style:font-size-asian="4pt" style:font-size-complex="4pt"/>
    </style:style>
    <style:style style:name="T78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>
          <table:table-cell table:style-name="Tabla4.A1" office:value-type="string">
            <text:p text:style-name="P70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1"><text:placeholder text:placeholder-type="text">&lt;line.name&gt;</text:placeholder></text:p>
          </table:table-cell>
          <table:table-cell table:style-name="Tabla4.A2" office:value-type="string">
            <text:p text:style-name="P36"><text:span text:style-name="T59"><text:text-input text:description="&lt;if test=&quot;o.taxes_included&quot;&gt;">If vat discriminated</text:text-input></text:span><text:span text:style-name="T77"><text:text-input text:description="&lt;for each=&quot;line2 in line.invoice_line_tax_ids&quot;&gt;">F</text:text-input></text:span><text:text-input text:description="&lt;line2.description&gt;">10,5%</text:text-input><text:span text:style-name="T77"><text:text-input text:description="&lt;/for&gt;">Ef</text:text-input></text:span><text:span text:style-name="T60"><text:text-input text:description="&lt;/if&gt;">Ennd if</text:text-input></text:span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4"><text:text-input text:description="&lt;formatLang(line.report_price_unit)&gt;">9.999,50</text:text-input></text:p>
            <text:p text:style-name="P27"><text:text-input text:description="&lt;/if&gt;">End if</text:text-input></text:p>
            <text:p text:style-name="P28"><text:text-input text:description="&lt;if test=&quot;keys.get('print_list_price_and_total_discount')&quot;&gt;">If</text:text-input></text:p>
            <text:p text:style-name="P37"><text:text-input text:description="&lt;formatLang(line.report_price_unit and line.printed_price_unit/(1-line.list_discount/100.0) or 0.0)&gt;">9.999,50</text:text-input></text:p>
            <text:p text:style-name="P27"><text:text-input text:description="&lt;/if&gt;">End if</text:text-input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9"><text:text-input text:description="&lt;formatLang(line.discount)&gt;">10,5%</text:text-input></text:p>
            <text:p text:style-name="P27"><text:text-input text:description="&lt;/if&gt;">End if</text:text-input></text:p>
            <text:p text:style-name="P28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27"><text:text-input text:description="&lt;/if&gt;">End if</text:text-input></text:p>
          </table:table-cell>
          <table:table-cell table:style-name="Tabla4.A2" office:value-type="string">
            <text:p text:style-name="P35"><text:text-input text:description="&lt;formatLang(line.report_price_net)&gt;">9.999,50</text:text-input></text:p>
          </table:table-cell>
          <table:table-cell table:style-name="Tabla4.A2" office:value-type="string">
            <text:p text:style-name="P34"><text:span text:style-name="T24"><text:text-input text:description="&lt;formatLang(line.quantity)&gt;">25,45</text:text-input></text:span><text:span text:style-name="T24"> </text:span><text:span text:style-name="T24"><text:text-input text:description="&lt;line.uom_id.name&gt;">kgs.</text:text-input></text:span></text:p>
          </table:table-cell>
          <table:table-cell table:style-name="Tabla4.A2" office:value-type="string">
            <text:p text:style-name="P35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9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7"/>
          </table:table-cell>
          <table:table-cell table:style-name="Table1.B1" office:value-type="string">
            <text:p text:style-name="P72"/>
          </table:table-cell>
          <table:table-cell table:style-name="Table1.B1" office:value-type="string">
            <text:p text:style-name="P63"/>
          </table:table-cell>
          <table:table-cell table:style-name="Table1.B1" office:value-type="string">
            <text:p text:style-name="P9"/>
          </table:table-cell>
        </table:table-row>
        <table:table-row table:style-name="Table1.2">
          <table:table-cell table:style-name="Table1.A5" table:number-rows-spanned="4" office:value-type="string">
            <text:p text:style-name="P77"><text:span text:style-name="T48">OBSERVACIONES</text:span>: <text:span text:style-name="T44"><text:placeholder text:placeholder-type="text">&lt;o.comment&gt;</text:placeholder></text:span></text:p>
            <text:p text:style-name="P75"><text:placeholder text:placeholder-type="text">&lt;if test="o._fields.get('move_currency_id') and o.move_currency_id.name"&gt;</text:placeholder></text:p>
            <text:p text:style-name="P78"><text:span text:style-name="T51">Cotización</text:span><text:span text:style-name="T52"> de referencia:</text:span><text:span text:style-name="T50"> </text:span><text:span text:style-name="T49"><text:placeholder text:placeholder-type="text">&lt;"%s%s = %s%s" % (o.currency_id.name, o.move_inverse_currency_rate, o.move_currency_id.name, o.currency_rate)&gt;</text:placeholder></text:span></text:p>
            <text:p text:style-name="P75"><text:placeholder text:placeholder-type="text">&lt;/if&gt;</text:placeholder></text:p>
            <text:p text:style-name="P76"/>
          </table:table-cell>
          <table:table-cell table:style-name="Table1.B2" office:value-type="string">
            <text:p text:style-name="P79"><text:span text:style-name="T11">SUBTOTAL </text:span><text:span text:style-name="T76"><text:text-input text:description="&lt;o.currency_id.symbol&gt;">USD</text:text-input></text:span></text:p>
          </table:table-cell>
          <table:table-cell table:style-name="Table1.C2" office:value-type="string">
            <text:p text:style-name="P63"/>
          </table:table-cell>
          <table:table-cell table:style-name="Table1.D2" office:value-type="string">
            <text:p text:style-name="P12"><text:text-input text:description="&lt;formatLang(o.report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80">IMPUESTOS</text:p>
          </table:table-cell>
          <table:table-cell table:style-name="Table1.C3" office:value-type="string">
            <text:p text:style-name="P15">Base</text:p>
          </table:table-cell>
          <table:table-cell table:style-name="Table1.D3" office:value-type="string">
            <text:p text:style-name="P15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81"><text:text-input text:description="&lt;for each=&quot;line in o.report_tax_line_ids&quot;&gt;">For each line</text:text-input></text:p>
            <text:p text:style-name="P83"><text:text-input text:description="&lt;line.tax_id.description&gt;">IVA 21%</text:text-input></text:p>
            <text:p text:style-name="P82"><text:text-input text:description="&lt;/for&gt;">End For</text:text-input></text:p>
          </table:table-cell>
          <table:table-cell table:style-name="Table1.C4" office:value-type="string">
            <text:p text:style-name="P11"><text:text-input text:description="&lt;for each=&quot;line in o.report_tax_line_ids&quot;&gt;">For each line</text:text-input></text:p>
            <text:p text:style-name="P14"><text:text-input text:description="&lt;formatLang(line.base)&gt;">200,5</text:text-input></text:p>
            <text:p text:style-name="P10"><text:text-input text:description="&lt;/for&gt;">End For</text:text-input></text:p>
          </table:table-cell>
          <table:table-cell table:style-name="Table1.D4" office:value-type="string">
            <text:p text:style-name="P11"><text:text-input text:description="&lt;for each=&quot;line in o.report_tax_line_ids&quot;&gt;">For each line</text:text-input></text:p>
            <text:p text:style-name="P14"><text:text-input text:description="&lt;formatLang(line.amount)&gt;">99.999,99</text:text-input></text:p>
            <text:p text:style-name="P10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84"><text:span text:style-name="T11">TOTAL</text:span><text:span text:style-name="T74"> </text:span><text:span text:style-name="T75"><text:text-input text:description="&lt;o.currency_id.symbol&gt;">USD</text:text-input></text:span></text:p>
          </table:table-cell>
          <table:table-cell table:style-name="Table1.C5" office:value-type="string">
            <text:p text:style-name="P73"/>
          </table:table-cell>
          <table:table-cell table:style-name="Table1.D5" office:value-type="string">
            <text:p text:style-name="P13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74"><text:span text:style-name="T78">Son: </text:span><text:span text:style-name="T78"><text:placeholder text:placeholder-type="text">&lt;o.currency_id.name or o.company_id.currency_id.name&gt;</text:placeholder></text:span><text:span text:style-name="T78"> </text:span><text:span text:style-name="T78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cm"/>
    </style:style>
    <style:style style:name="Table7.D3" style:family="table-cell">
      <style:table-cell-properties style:vertical-align="" fo:padding="0cm" fo:border="none"/>
    </style:style>
    <style:style style:name="Table7.4" style:family="table-row">
      <style:table-row-properties style:min-row-height="1.21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cm"/>
    </style:style>
    <style:style style:name="Table10.B" style:family="table-column">
      <style:table-column-properties style:column-width="1.402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286cm"/>
    </style:style>
    <style:style style:name="Table10.E" style:family="table-column">
      <style:table-column-properties style:column-width="1.607cm"/>
    </style:style>
    <style:style style:name="Table10.F" style:family="table-column">
      <style:table-column-properties style:column-width="1.796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f464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7" style:family="paragraph" style:parent-style-name="Frame_20_contents">
      <style:paragraph-properties fo:text-align="justify" style:justify-single-word="false"/>
    </style:style>
    <style:style style:name="MP48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3" style:family="text">
      <style:text-properties fo:color="#221f1f" style:font-name="Lucida Sans" fo:font-size="9pt" style:font-size-asian="9pt" style:font-name-complex="Lucida Sans" style:font-size-complex="9pt"/>
    </style:style>
    <style:style style:name="MT24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5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6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7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style:font-size-asian="9pt" style:font-size-complex="9pt"/>
    </style:style>
    <style:style style:name="MT29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49" style:family="text">
      <style:text-properties fo:font-weight="normal" officeooo:rsid="008f8dcf" style:font-weight-asian="normal" style:font-weight-complex="normal"/>
    </style:style>
    <style:style style:name="MT50" style:family="text">
      <style:text-properties fo:font-weight="bold" officeooo:rsid="008f8dcf" style:font-weight-asian="bold" style:font-weight-complex="bold"/>
    </style:style>
    <style:style style:name="MT5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2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4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6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9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2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5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D3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D3" office:value-type="string">
              <text:p text:style-name="MP19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1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1"><text:text-input text:description="&lt;if test=&quot;company.partner_id.start_date&quot;&gt;">If</text:text-input></text:span><text:span text:style-name="MT21"><text:text-input text:description="&lt;formatLang(company.partner_id.start_date,date='true')&gt;">DD/MM/YYYY</text:text-input></text:span><text:span text:style-name="MT21"><text:text-input text:description="&lt;/if&gt;">/if</text:text-input></text:span><text:span text:style-name="MT16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22">Cliente</text:span><text:span text:style-name="MT23">:</text:span><text:span text:style-name="MT24"> </text:span><text:span text:style-name="MT25"><text:placeholder text:placeholder-type="text">&lt;o.partner_id.commercial_partner_id.name&gt;</text:placeholder></text:span></text:p>
              <text:p text:style-name="MP24"/>
              <text:p text:style-name="MP25"><text:span text:style-name="MT26">Dirección</text:span><text:span text:style-name="MT27">: </text:span><text:span text:style-name="MT28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29">Teléfono</text:span><text:span text:style-name="MT23">:</text:span><text:span text:style-name="MT24"> </text:span><text:span text:style-name="MT25"><text:placeholder text:placeholder-type="text">&lt;o.partner_id.commercial_partner_id.phone&gt;</text:placeholder></text:span></text:p>
              <text:p text:style-name="MP28"/>
              <text:p text:style-name="MP27"><text:span text:style-name="MT29">Mail</text:span><text:span text:style-name="MT23">:</text:span><text:span text:style-name="MT24"> </text:span><text:span text:style-name="MT25"><text:placeholder text:placeholder-type="text">&lt;o.partner_id.commercial_partner_id.email&gt;</text:placeholder></text:span></text:p>
              <text:p text:style-name="MP29"/>
              <text:p text:style-name="MP30"><text:span text:style-name="MT30"><text:placeholder text:placeholder-type="text">&lt;if test="o.partner_id.parent_id"&gt;</text:placeholder></text:span><text:span text:style-name="MT31">Enviar a</text:span><text:span text:style-name="MT23">:</text:span><text:span text:style-name="MT24"> </text:span><text:span text:style-name="MT25"><text:placeholder text:placeholder-type="text">&lt;o.partner_id.name&gt;</text:placeholder></text:span><text:span text:style-name="MT25"> - </text:span><text:span text:style-name="MT32"><text:placeholder text:placeholder-type="text">&lt;partner_address(o.partner_id)&gt;</text:placeholder></text:span><text:span text:style-name="MT25"><text:placeholder text:placeholder-type="text">&lt;/if&gt;</text:placeholder></text:span></text:p>
              <text:p text:style-name="MP31"/>
              <text:p text:style-name="MP32"><text:span text:style-name="MT33"><text:placeholder text:placeholder-type="text">&lt;o.afip_incoterm_id and 'Incoterms:' or ''&gt;</text:placeholder></text:span><text:span text:style-name="MT33"> </text:span><text:span text:style-name="MT25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4">Cond IVA</text:span><text:span text:style-name="MT23">:</text:span><text:span text:style-name="MT24"> </text:span><text:span text:style-name="MT25"><text:placeholder text:placeholder-type="text">&lt;o.afip_responsability_type_id.name&gt;</text:placeholder></text:span></text:p>
              <text:p text:style-name="MP34"><text:span text:style-name="MT35"><text:text-input text:description="&lt;o.partner_id.commercial_partner_id.main_id_category_id.code&gt;">CUIT</text:text-input></text:span><text:span text:style-name="MT36">:</text:span><text:span text:style-name="MT37"> </text:span><text:span text:style-name="MT37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8">Cond. Venta</text:span><text:span text:style-name="MT39">:</text:span><text:span text:style-name="MT40"> </text:span><text:span text:style-name="MT41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42"><text:text-input text:description="&lt;if test=&quot;print_commercial&quot;&gt;">IF2</text:text-input></text:span><text:span text:style-name="MT38">Comercial</text:span><text:span text:style-name="MT43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7">Vencimientos</text:span><text:span text:style-name="MT48">: </text:span><text:span text:style-name="MT48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49"><text:text-input text:description="&lt;o.afip_concept in ['2', '3', '4'] and &quot;Fecha servicio:&quot;&gt;">Fecha Servicio:</text:text-input></text:span><text:span text:style-name="MT49"> </text:span><text:span text:style-name="MT50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51">Doc. Origen</text:span><text:span text:style-name="MT52">:</text:span><text:span text:style-name="MT53"> </text:span><text:span text:style-name="MT45"><text:text-input text:description="&lt;o.origin&gt;">R1231231 – R1231321</text:text-input></text:span></text:p>
              <text:p text:style-name="MP39"><text:span text:style-name="MT54">Referencia: </text:span><text:span text:style-name="MT55"><text:placeholder text:placeholder-type="text">&lt;o.name&gt;</text:placeholder></text:span></text:p>
              <text:p text:style-name="MP40"><text:span text:style-name="MT56">Importes expresados en </text:span><text:span text:style-name="MT57"><text:text-input text:description="&lt;o.currency_id.name or o.company_id.currency_id.name&gt;">rate</text:text-input></text:span><text:span text:style-name="MT56"> </text:span><text:span text:style-name="MT58"><text:text-input text:description="&lt;if test=&quot;o.currency_id != o.company_id.currency_id&quot;&gt;">IF2</text:text-input></text:span><text:span text:style-name="MT58">- </text:span><text:span text:style-name="MT56">Tipo de cambio:</text:span><text:span text:style-name="MT59"> </text:span><text:span text:style-name="MT60">$</text:span><text:span text:style-name="MT57"><text:text-input text:description="&lt;o.currency_rate&gt;">rate</text:text-input></text:span><text:span text:style-name="MT58"> </text:span><text:span text:style-name="MT58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61"><text:text-input text:description="&lt;if test=&quot;o.taxes_included&quot;&gt;">If vat discriminated</text:text-input></text:span>%<text:span text:style-name="MT62">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41">P. Lista</text:p>
            </table:table-cell>
            <table:table-cell table:style-name="Table10.D1" office:value-type="string">
              <text:p text:style-name="MP43">%<text:span text:style-name="MT62">Bon.</text:span></text:p>
            </table:table-cell>
            <table:table-cell table:style-name="Table10.E1" office:value-type="string">
              <text:p text:style-name="MP41">P. Neto</text:p>
            </table:table-cell>
            <table:table-cell table:style-name="Table10.F1" office:value-type="string">
              <text:p text:style-name="MP41">Cantidad</text:p>
            </table:table-cell>
            <table:table-cell table:style-name="Table10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5"><text:span text:style-name="MT64">CAE: </text:span><text:span text:style-name="MT64"><text:placeholder text:placeholder-type="text">&lt;o.afip_cae&gt;</text:placeholder></text:span><text:span text:style-name="MT64"> - Fecha Vto. CAE: </text:span><text:span text:style-name="MT64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6"><draw:frame draw:style-name="Mfr3" draw:name="image: asimage(o.afip_barcode_img)" text:anchor-type="paragraph" svg:y="-0.82cm" svg:width="6.364cm" draw:z-index="0"><draw:text-box fo:min-height="0.744cm"><text:p text:style-name="MP47"/></draw:text-box></draw:frame><text:placeholder text:placeholder-type="text">&lt;o.afip_barcode&gt;</text:placeholder></text:p>
            </table:table-cell>
          </table:table-row>
        </table:table>
        <text:p text:style-name="MP48"/>
        <text:p text:style-name="MP48"/>
        <text:p text:style-name="MP4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10-31T10:01:59.458238075</dc:date>
    <meta:editing-duration>P2DT13H46M38S</meta:editing-duration>
    <meta:editing-cycles>426</meta:editing-cycles>
    <meta:generator>LibreOffice/5.1.6.2$Linux_X86_64 LibreOffice_project/10m0$Build-2</meta:generator>
    <meta:document-statistic meta:table-count="7" meta:image-count="0" meta:object-count="0" meta:page-count="1" meta:paragraph-count="86" meta:word-count="400" meta:character-count="2276" meta:non-whitespace-character-count="2151"/>
  </office:meta>
</office:document-meta>
</file>